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639" officeooo:paragraph-rsid="00068639"/>
    </style:style>
    <style:style style:name="P2" style:family="paragraph" style:parent-style-name="Standard">
      <style:text-properties officeooo:rsid="0009705a" officeooo:paragraph-rsid="0009705a"/>
    </style:style>
    <style:style style:name="P3" style:family="paragraph" style:parent-style-name="Standard">
      <style:text-properties officeooo:rsid="000cf0c0" officeooo:paragraph-rsid="000cf0c0"/>
    </style:style>
    <style:style style:name="T1" style:family="text">
      <style:text-properties officeooo:rsid="000a329e"/>
    </style:style>
    <style:style style:name="T2" style:family="text">
      <style:text-properties officeooo:rsid="000b1fe8"/>
    </style:style>
    <style:style style:name="T3" style:family="text">
      <style:text-properties officeooo:rsid="000cf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tomatically starting the program (concept and implementation)</text:p>
      <text:p text:style-name="P1"/>
      <text:p text:style-name="P2">We <text:span text:style-name="T1">implemented the concept <text:s/>of deployment through a </text:span><text:span text:style-name="T2">test </text:span>installer <text:span text:style-name="T1">which was </text:span>part for the notification <text:span text:style-name="T2">component</text:span>. <text:span text:style-name="T1">Since we needed the program to automatically run when windows start </text:span><text:span text:style-name="T3">without the user interaction </text:span><text:span text:style-name="T1">we exported our </text:span><text:span text:style-name="T3">maven based javaFx </text:span><text:span text:style-name="T1">as a Jar to </text:span><text:span text:style-name="T2">prove</text:span><text:span text:style-name="T1"> that the concept works in the first stage. Then for faster and cleaner windows <text:s/>compability with </text:span><text:span text:style-name="T2">different</text:span><text:span text:style-name="T1"> machine</text:span><text:span text:style-name="T2">s</text:span><text:span text:style-name="T1"> we </text:span><text:span text:style-name="T2">decided to </text:span><text:span text:style-name="T1">convert our test application into an exe</text:span><text:span text:style-name="T2">cutable file</text:span><text:span text:style-name="T1"> using Launch4J. In the end we created an installer using Visual Studio, which was able to </text:span><text:span text:style-name="T2">install our application and </text:span><text:span text:style-name="T1">replace manual copying of our exe</text:span><text:span text:style-name="T2">cutable</text:span><text:span text:style-name="T1"> application and instead <text:s/></text:span><text:span text:style-name="T2">the user can </text:span><text:span text:style-name="T1">install it in a </text:span><text:span text:style-name="T2">default</text:span><text:span text:style-name="T1"> </text:span><text:span text:style-name="T2">windows </text:span><text:span text:style-name="T1">directory by adding </text:span><text:span text:style-name="T2">our designed</text:span><text:span text:style-name="T1"> icon in the start up user windows </text:span><text:span text:style-name="T3">directory</text:span><text:span text:style-name="T1"> which ma</text:span><text:span text:style-name="T2">de</text:span><text:span text:style-name="T1"> possible for the program to automatically start without the need to actually put our </text:span><text:span text:style-name="T2">application</text:span><text:span text:style-name="T1"> to the start up windows folder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17:29:11.672000000</meta:creation-date>
    <meta:editing-duration>PT9M5S</meta:editing-duration>
    <meta:editing-cycles>2</meta:editing-cycles>
    <meta:generator>LibreOffice/7.1.5.2$Windows_X86_64 LibreOffice_project/85f04e9f809797b8199d13c421bd8a2b025d52b5</meta:generator>
    <dc:date>2022-11-19T13:40:25.005000000</dc:date>
    <meta:document-statistic meta:table-count="0" meta:image-count="0" meta:object-count="0" meta:page-count="1" meta:paragraph-count="2" meta:word-count="153" meta:character-count="956" meta:non-whitespace-character-count="801"/>
  </office:meta>
</office:document-meta>
</file>